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office:value-type="float" office:value="56000" calcext:value-type="float">
            <text:p>56000</text:p>
          </table:table-cell>
          <table:table-cell office:value-type="string" calcext:value-type="string">
            <text:p>words per book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Minimum Books</text:p>
          </table:table-cell>
          <table:table-cell office:value-type="string" calcext:value-type="string">
            <text:p>Words per book</text:p>
          </table:table-cell>
          <table:table-cell office:value-type="string" calcext:value-type="string">
            <text:p>Pages per book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float" office:value="212056" calcext:value-type="float">
            <text:p>212056</text:p>
          </table:table-cell>
          <table:table-cell table:formula="of:=CEILING([.B3]/[.$D$1])" office:value-type="float" office:value="4" calcext:value-type="float">
            <text:p>4</text:p>
          </table:table-cell>
          <table:table-cell table:formula="of:=[.B3]/[.C3]" office:value-type="float" office:value="53014" calcext:value-type="float">
            <text:p>53014</text:p>
          </table:table-cell>
          <table:table-cell table:formula="of:=CEILING([.D3]/280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utobiography of Ben Franklin</text:p>
          </table:table-cell>
          <table:table-cell office:value-type="float" office:value="70229" calcext:value-type="float">
            <text:p>70229</text:p>
          </table:table-cell>
          <table:table-cell table:formula="of:=CEILING([.B4]/[.$D$1])" office:value-type="float" office:value="2" calcext:value-type="float">
            <text:p>2</text:p>
          </table:table-cell>
          <table:table-cell table:formula="of:=[.B4]/[.C4]" office:value-type="float" office:value="35114.5" calcext:value-type="float">
            <text:p>35114.5</text:p>
          </table:table-cell>
          <table:table-cell table:formula="of:=CEILING([.D4]/280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on Quixote</text:p>
          </table:table-cell>
          <table:table-cell office:value-type="float" office:value="430269" calcext:value-type="float">
            <text:p>430269</text:p>
          </table:table-cell>
          <table:table-cell table:formula="of:=CEILING([.B5]/[.$D$1])" office:value-type="float" office:value="8" calcext:value-type="float">
            <text:p>8</text:p>
          </table:table-cell>
          <table:table-cell table:formula="of:=[.B5]/[.C5]" office:value-type="float" office:value="53783.625" calcext:value-type="float">
            <text:p>53783.625</text:p>
          </table:table-cell>
          <table:table-cell table:formula="of:=CEILING([.D5]/280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rothers Karamazov</text:p>
          </table:table-cell>
          <table:table-cell office:value-type="float" office:value="354098" calcext:value-type="float">
            <text:p>354098</text:p>
          </table:table-cell>
          <table:table-cell table:formula="of:=CEILING([.B6]/[.$D$1])" office:value-type="float" office:value="7" calcext:value-type="float">
            <text:p>7</text:p>
          </table:table-cell>
          <table:table-cell table:formula="of:=[.B6]/[.C6]" office:value-type="float" office:value="50585.4285714286" calcext:value-type="float">
            <text:p>50585.4285714286</text:p>
          </table:table-cell>
          <table:table-cell table:formula="of:=CEILING([.D6]/280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 Tale of Two Cities</text:p>
          </table:table-cell>
          <table:table-cell office:value-type="float" office:value="139605" calcext:value-type="float">
            <text:p>139605</text:p>
          </table:table-cell>
          <table:table-cell table:formula="of:=CEILING([.B7]/[.$D$1])" office:value-type="float" office:value="3" calcext:value-type="float">
            <text:p>3</text:p>
          </table:table-cell>
          <table:table-cell table:formula="of:=[.B7]/[.C7]" office:value-type="float" office:value="46535" calcext:value-type="float">
            <text:p>46535</text:p>
          </table:table-cell>
          <table:table-cell table:formula="of:=CEILING([.D7]/280)"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ystery of Marie Roget</text:p>
          </table:table-cell>
          <table:table-cell office:value-type="float" office:value="20078" calcext:value-type="float">
            <text:p>20078</text:p>
          </table:table-cell>
          <table:table-cell table:formula="of:=CEILING([.B9]/[.$D$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s in the Rue Morgue</text:p>
          </table:table-cell>
          <table:table-cell office:value-type="float" office:value="13685" calcext:value-type="float">
            <text:p>13685</text:p>
          </table:table-cell>
          <table:table-cell table:formula="of:=CEILING([.B10]/[.$D$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loined Letter</text:p>
          </table:table-cell>
          <table:table-cell office:value-type="float" office:value="6974" calcext:value-type="float">
            <text:p>6974</text:p>
          </table:table-cell>
          <table:table-cell table:formula="of:=CEILING([.B11]/[.$D$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, Detective Stories</text:p>
          </table:table-cell>
          <table:table-cell table:formula="of:=SUM([.B9:.B11])" office:value-type="float" office:value="40737" calcext:value-type="float">
            <text:p>40737</text:p>
          </table:table-cell>
          <table:table-cell table:formula="of:=CEILING([.B12]/[.$D$1])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2:26:40.140786598</meta:creation-date>
    <dc:date>2024-09-08T12:06:53.763578568</dc:date>
    <meta:editing-duration>P6DT20H20M29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